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 Unicode MS2" svg:font-family="'Arial Unicode MS', 'Arial Unicode MS'" style:font-family-generic="swiss"/>
    <style:font-face style:name="Liberation Serif1" svg:font-family="'Liberation Serif'" style:font-adornments="Regular" style:font-pitch="variable"/>
    <style:font-face style:name="Ubuntu1" svg:font-family="Ubuntu" style:font-pitch="variable"/>
    <style:font-face style:name="Arial Unicode MS" svg:font-family="'Arial Unicode MS', 'Arial Unicode MS'" style:font-family-generic="roman" style:font-pitch="variable"/>
    <style:font-face style:name="Helvetica Neue" svg:font-family="'Helvetica Neue', 'Helvetica Neue'" style:font-family-generic="roman" style:font-pitch="variable"/>
    <style:font-face style:name="Helvetica" svg:font-family="Helvetica, 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, 'Times New Roman'" style:font-family-generic="roman" style:font-pitch="variable"/>
    <style:font-face style:name="Ubuntu" svg:font-family="Ubuntu" style:font-family-generic="roman" style:font-pitch="variable"/>
    <style:font-face style:name="Arial Unicode MS1" svg:font-family="'Arial Unicode MS', 'Arial Unicode MS'" style:font-family-generic="system" style:font-pitch="variable"/>
    <style:font-face style:name="Avenir Next Condensed Regular" svg:font-family="'Avenir Next Condensed Regular', 'Avenir Next Condensed Regular'" style:font-family-generic="system" style:font-pitch="variable"/>
    <style:font-face style:name="Calibri" svg:font-family="Calibri, Calibri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, 'Times New Roman'" style:font-family-generic="system" style:font-pitch="variable"/>
  </office:font-face-decls>
  <office:automatic-styles>
    <style:style style:name="P1" style:family="paragraph" style:parent-style-name="Body">
      <style:paragraph-properties fo:text-align="center" style:justify-single-word="false"/>
    </style:style>
    <style:style style:name="P2" style:family="paragraph" style:parent-style-name="Body" style:list-style-name="WWNum5">
      <style:paragraph-properties fo:line-height="100%"/>
    </style:style>
    <style:style style:name="P3" style:family="paragraph" style:parent-style-name="Body">
      <style:paragraph-properties fo:text-align="end" style:justify-single-word="false"/>
      <style:text-properties fo:color="#5e5e5e" style:text-outline="false" style:font-name="Ubuntu" fo:font-size="8pt" fo:language="en" fo:country="GB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P4" style:family="paragraph" style:parent-style-name="Body">
      <style:paragraph-properties fo:text-align="end" style:justify-single-word="false"/>
      <style:text-properties fo:color="#5e5e5e" style:text-outline="false" style:font-name="Ubuntu" fo:font-size="10pt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P5" style:family="paragraph" style:parent-style-name="Body">
      <style:paragraph-properties fo:line-height="120%" fo:text-align="end" style:justify-single-word="false"/>
      <style:text-properties fo:color="#5e5e5e" style:text-outline="false" style:font-name="Ubuntu" fo:font-size="10pt" fo:letter-spacing="-0.009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scale="90%"/>
    </style:style>
    <style:style style:name="P6" style:family="paragraph" style:parent-style-name="Body">
      <style:paragraph-properties fo:line-height="120%" fo:text-align="end" style:justify-single-word="false"/>
      <style:text-properties fo:color="#5e5e5e" style:text-outline="false" style:font-name="Ubuntu" fo:font-size="11pt" fo:letter-spacing="-0.009cm" fo:language="en" fo:country="GB" fo:font-style="normal" fo:font-weight="normal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 style:text-scale="90%"/>
    </style:style>
    <style:style style:name="P7" style:family="paragraph" style:parent-style-name="Body">
      <style:paragraph-properties fo:text-align="end" style:justify-single-word="false"/>
    </style:style>
    <style:style style:name="P8" style:family="paragraph" style:parent-style-name="Body">
      <style:paragraph-properties fo:line-height="120%" fo:text-align="end" style:justify-single-word="false"/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9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 style:text-scale="90%"/>
    </style:style>
    <style:style style:name="P9" style:family="paragraph" style:parent-style-name="Body">
      <style:paragraph-properties fo:line-height="120%" fo:text-align="end" style:justify-single-word="false"/>
      <style:text-properties fo:font-variant="normal" fo:text-transform="none" fo:color="#5e5e5e" style:text-outline="false" style:text-line-through-style="none" style:text-line-through-type="none" style:text-position="0% 100%" style:font-name="Ubuntu" fo:font-size="4pt" fo:letter-spacing="-0.009cm" fo:language="en" fo:country="GB" fo:font-style="normal" style:text-underline-style="none" fo:font-weight="normal" style:letter-kerning="false" style:font-name-asian="Arial Unicode MS1" style:font-size-asian="4pt" style:font-style-asian="normal" style:font-weight-asian="normal" style:font-name-complex="Arial Unicode MS1" style:font-size-complex="4pt" style:font-style-complex="normal" style:font-weight-complex="normal" style:text-emphasize="none" style:text-scale="90%"/>
    </style:style>
    <style:style style:name="P10" style:family="paragraph" style:parent-style-name="Body">
      <style:paragraph-properties fo:line-height="120%" fo:text-align="end" style:justify-single-word="false"/>
      <style:text-properties fo:font-variant="normal" fo:text-transform="none" fo:color="#5e5e5e" style:text-outline="false" style:text-line-through-style="none" style:text-line-through-type="none" style:text-position="0% 100%" style:font-name="Ubuntu" fo:font-size="5pt" fo:letter-spacing="-0.009cm" fo:language="en" fo:country="GB" fo:font-style="normal" style:text-underline-style="none" fo:font-weight="normal" style:letter-kerning="false" style:font-name-asian="Arial Unicode MS1" style:font-size-asian="5pt" style:font-style-asian="normal" style:font-weight-asian="normal" style:font-name-complex="Arial Unicode MS1" style:font-size-complex="5pt" style:font-style-complex="normal" style:font-weight-complex="normal" style:text-emphasize="none" style:text-scale="90%"/>
    </style:style>
    <style:style style:name="P11" style:family="paragraph" style:parent-style-name="Body" style:list-style-name="WWNum4">
      <style:paragraph-properties fo:line-height="100%"/>
      <style:text-properties style:text-scale="95%"/>
    </style:style>
    <style:style style:name="P12" style:family="paragraph" style:parent-style-name="Body" style:list-style-name="WWNum5">
      <style:paragraph-properties fo:line-height="100%"/>
      <style:text-properties style:text-scale="95%"/>
    </style:style>
    <style:style style:name="P13" style:family="paragraph" style:parent-style-name="Body">
      <style:paragraph-properties fo:line-height="120%" fo:text-align="end" style:justify-single-word="false"/>
      <style:text-properties style:text-scale="90%"/>
    </style:style>
    <style:style style:name="P14" style:family="paragraph" style:parent-style-name="Body">
      <style:paragraph-properties fo:line-height="120%" fo:text-align="end" style:justify-single-word="false"/>
      <style:text-properties officeooo:paragraph-rsid="001b62ec" style:text-scale="90%"/>
    </style:style>
    <style:style style:name="P15" style:family="paragraph" style:parent-style-name="Body">
      <style:paragraph-properties fo:margin-top="0cm" fo:margin-bottom="0cm" loext:contextual-spacing="false" fo:line-height="100%" fo:hyphenation-ladder-count="no-limit"/>
      <style:text-properties style:text-scale="95%" fo:hyphenate="false" fo:hyphenation-remain-char-count="2" fo:hyphenation-push-char-count="2" loext:hyphenation-no-caps="false"/>
    </style:style>
    <style:style style:name="P16" style:family="paragraph" style:parent-style-name="Body" style:list-style-name="WWNum5">
      <style:paragraph-properties fo:margin-top="0cm" fo:margin-bottom="0cm" loext:contextual-spacing="false" fo:line-height="111%"/>
      <style:text-properties officeooo:paragraph-rsid="001a3b4f" style:text-scale="94%"/>
    </style:style>
    <style:style style:name="P17" style:family="paragraph" style:parent-style-name="Body" style:list-style-name="WWNum1">
      <style:paragraph-properties fo:margin-top="0.109cm" fo:margin-bottom="0cm" loext:contextual-spacing="false" fo:line-height="100%" fo:hyphenation-ladder-count="no-limit"/>
      <style:text-properties style:text-scale="95%" fo:hyphenate="false" fo:hyphenation-remain-char-count="2" fo:hyphenation-push-char-count="2" loext:hyphenation-no-caps="false"/>
    </style:style>
    <style:style style:name="P18" style:family="paragraph" style:parent-style-name="Body" style:list-style-name="WWNum5">
      <style:paragraph-properties fo:margin-top="0.109cm" fo:margin-bottom="0cm" loext:contextual-spacing="false" fo:line-height="100%" fo:text-align="start" style:justify-single-word="false" fo:hyphenation-ladder-count="no-limit"/>
      <style:text-properties officeooo:paragraph-rsid="001b62ec" style:text-scale="95%" fo:hyphenate="false" fo:hyphenation-remain-char-count="2" fo:hyphenation-push-char-count="2" loext:hyphenation-no-caps="false"/>
    </style:style>
    <style:style style:name="P19" style:family="paragraph" style:parent-style-name="Body" style:list-style-name="WWNum4">
      <style:paragraph-properties fo:margin-top="0.109cm" fo:margin-bottom="0cm" loext:contextual-spacing="false" fo:line-height="100%"/>
      <style:text-properties style:text-scale="95%"/>
    </style:style>
    <style:style style:name="P20" style:family="paragraph" style:parent-style-name="Body">
      <style:paragraph-properties fo:margin-top="0.109cm" fo:margin-bottom="0cm" loext:contextual-spacing="false" fo:line-height="120%" fo:text-align="end" style:justify-single-word="false"/>
      <style:text-properties style:text-scale="90%"/>
    </style:style>
    <style:style style:name="P21" style:family="paragraph" style:parent-style-name="Body" style:list-style-name="WWNum5">
      <style:paragraph-properties fo:margin-top="0.109cm" fo:margin-bottom="0cm" loext:contextual-spacing="false" fo:line-height="111%"/>
      <style:text-properties officeooo:paragraph-rsid="001a3b4f" style:text-scale="94%"/>
    </style:style>
    <style:style style:name="P22" style:family="paragraph" style:parent-style-name="Body" style:list-style-name="WWNum2">
      <style:paragraph-properties fo:margin-top="0.275cm" fo:margin-bottom="0cm" loext:contextual-spacing="false" fo:line-height="100%" fo:hyphenation-ladder-count="no-limit"/>
      <style:text-properties style:text-scale="95%" fo:hyphenate="false" fo:hyphenation-remain-char-count="2" fo:hyphenation-push-char-count="2" loext:hyphenation-no-caps="false"/>
    </style:style>
    <style:style style:name="P23" style:family="paragraph" style:parent-style-name="Body" style:list-style-name="WWNum3">
      <style:paragraph-properties fo:margin-top="0.275cm" fo:margin-bottom="0cm" loext:contextual-spacing="false" fo:line-height="100%" fo:hyphenation-ladder-count="no-limit"/>
      <style:text-properties style:text-scale="95%" fo:hyphenate="false" fo:hyphenation-remain-char-count="2" fo:hyphenation-push-char-count="2" loext:hyphenation-no-caps="false"/>
    </style:style>
    <style:style style:name="P24" style:family="paragraph" style:parent-style-name="Body">
      <style:paragraph-properties fo:margin-top="0.33cm" fo:margin-bottom="0cm" loext:contextual-spacing="false" fo:line-height="100%"/>
      <style:text-properties style:text-scale="95%"/>
    </style:style>
    <style:style style:name="P25" style:family="paragraph" style:parent-style-name="Body">
      <style:paragraph-properties fo:margin-top="0.33cm" fo:margin-bottom="0cm" loext:contextual-spacing="false" fo:line-height="100%" fo:text-align="start" style:justify-single-word="false" fo:hyphenation-ladder-count="no-limit"/>
      <style:text-properties style:text-scale="95%" fo:hyphenate="false" fo:hyphenation-remain-char-count="2" fo:hyphenation-push-char-count="2" loext:hyphenation-no-caps="false"/>
    </style:style>
    <style:style style:name="P26" style:family="paragraph" style:parent-style-name="Body" style:list-style-name="WWNum5">
      <style:paragraph-properties fo:margin-top="0.22cm" fo:margin-bottom="0cm" loext:contextual-spacing="false" fo:line-height="95%" fo:text-align="start" style:justify-single-word="false" fo:hyphenation-ladder-count="no-limit"/>
      <style:text-properties style:text-scale="95%" fo:hyphenate="false" fo:hyphenation-remain-char-count="2" fo:hyphenation-push-char-count="2" loext:hyphenation-no-caps="false"/>
    </style:style>
    <style:style style:name="P27" style:family="paragraph" style:parent-style-name="Body" style:list-style-name="WWNum5">
      <style:paragraph-properties fo:margin-top="0.22cm" fo:margin-bottom="0cm" loext:contextual-spacing="false" fo:line-height="95%" fo:text-align="start" style:justify-single-word="false" fo:hyphenation-ladder-count="no-limit"/>
      <style:text-properties officeooo:paragraph-rsid="001a3b4f" style:text-scale="95%" fo:hyphenate="false" fo:hyphenation-remain-char-count="2" fo:hyphenation-push-char-count="2" loext:hyphenation-no-caps="false"/>
    </style:style>
    <style:style style:name="P28" style:family="paragraph" style:parent-style-name="Body">
      <style:paragraph-properties fo:margin-top="0.503cm" fo:margin-bottom="0.503cm" loext:contextual-spacing="false" fo:text-align="end" style:justify-single-word="false"/>
    </style:style>
    <style:style style:name="P29" style:family="paragraph" style:parent-style-name="Body">
      <style:paragraph-properties fo:margin-top="0.503cm" fo:margin-bottom="0.503cm" loext:contextual-spacing="false" fo:text-align="end" style:justify-single-word="false"/>
      <style:text-properties fo:font-size="20pt" style:font-size-asian="17.5pt" style:font-size-complex="20pt"/>
    </style:style>
    <style:style style:name="P30" style:family="paragraph" style:parent-style-name="Body">
      <style:paragraph-properties fo:margin-top="0.138cm" fo:margin-bottom="0cm" loext:contextual-spacing="false" fo:line-height="120%" fo:text-align="end" style:justify-single-word="false"/>
      <style:text-properties fo:font-size="2pt" style:font-size-asian="1.75pt" style:font-size-complex="2pt" style:text-scale="90%"/>
    </style:style>
    <style:style style:name="P31" style:family="paragraph" style:parent-style-name="Body">
      <style:paragraph-properties fo:margin-top="0.101cm" fo:margin-bottom="0.101cm" loext:contextual-spacing="false" fo:text-align="center" style:justify-single-word="false"/>
    </style:style>
    <style:style style:name="P32" style:family="paragraph" style:parent-style-name="Body">
      <style:paragraph-properties fo:margin-left="0cm" fo:margin-right="0cm" fo:margin-top="0.101cm" fo:margin-bottom="0.101cm" loext:contextual-spacing="false" fo:line-height="110%" fo:text-align="justify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P35" style:family="paragraph">
      <loext:graphic-properties draw:fill="solid" draw:fill-color="#d0dce8"/>
      <style:paragraph-properties fo:text-align="start"/>
      <style:text-properties fo:font-size="18pt"/>
    </style:style>
    <style:style style:name="T1" style:family="text">
      <style:text-properties fo:color="#5e5e5e" style:text-outline="false" style:font-name="Ubuntu" fo:font-size="26pt" fo:language="en" fo:country="GB" style:font-size-asian="26pt" style:font-name-complex="Avenir Next Condensed Regular" style:font-size-complex="26pt"/>
    </style:style>
    <style:style style:name="T2" style:family="text">
      <style:text-properties fo:color="#5e5e5e" style:text-outline="false" style:font-name="Ubuntu" fo:font-size="14pt" fo:letter-spacing="normal" fo:language="en" fo:country="GB" fo:font-style="italic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3" style:family="text">
      <style:text-properties fo:color="#5e5e5e" style:text-outline="false" style:font-name="Ubuntu" fo:font-size="14pt" fo:letter-spacing="-0.007cm" fo:language="en" fo:country="GB" fo:font-style="italic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4" style:family="text">
      <style:text-properties fo:color="#5e5e5e" style:text-outline="false" style:font-name="Ubuntu" fo:font-size="14pt" fo:letter-spacing="-0.005cm" fo:language="en" fo:country="GB" fo:font-style="italic" fo:font-weight="normal" style:font-name-asian="Arial Unicode MS1" style:font-size-asian="14pt" style:font-style-asian="italic" style:font-weight-asian="normal" style:font-name-complex="Arial Unicode MS1" style:font-size-complex="14pt" style:font-style-complex="italic" style:font-weight-complex="normal"/>
    </style:style>
    <style:style style:name="T5" style:family="text">
      <style:text-properties fo:color="#5e5e5e" style:text-outline="false" style:font-name="Ubuntu" fo:font-size="10pt" fo:letter-spacing="-0.005cm" fo:language="en" fo:country="GB" fo:font-style="normal" fo:font-weight="bold" style:font-name-asian="Arial Unicode MS1" style:font-size-asian="10pt" style:font-style-asian="normal" style:font-weight-asian="bold" style:font-name-complex="Arial Unicode MS1" style:font-size-complex="10pt" style:font-style-complex="normal" style:font-weight-complex="bold"/>
    </style:style>
    <style:style style:name="T6" style:family="text">
      <style:text-properties fo:color="#5e5e5e" style:text-outline="false"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7" style:family="text">
      <style:text-properties fo:color="#5e5e5e" style:text-outline="false"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scale="95%"/>
    </style:style>
    <style:style style:name="T8" style:family="text">
      <style:text-properties fo:color="#5e5e5e" style:text-outline="false" style:font-name="Ubuntu" fo:font-size="10pt" fo:letter-spacing="-0.005cm" fo:language="en" fo:country="GB" fo:font-style="normal" fo:font-weight="normal" officeooo:rsid="001b62ec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9" style:family="text">
      <style:text-properties fo:color="#5e5e5e" style:text-outline="false" style:font-name="Ubuntu" fo:font-size="10pt" fo:letter-spacing="-0.005cm" fo:language="en" fo:country="GB" fo:font-style="normal" fo:font-weight="normal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10" style:family="text">
      <style:text-properties fo:color="#5e5e5e" style:text-outline="false" style:font-name="Ubuntu" fo:font-size="10pt" fo:letter-spacing="-0.005cm" fo:language="en" fo:country="GB" fo:font-style="normal" fo:font-weight="normal" officeooo:rsid="002a0f83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11" style:family="text">
      <style:text-properties fo:color="#5e5e5e" style:text-outline="false" style:font-name="Ubuntu" fo:font-size="10pt" fo:letter-spacing="-0.005cm" fo:language="en" fo:country="GB" fo:font-style="italic" fo:font-weight="normal" officeooo:rsid="004b8ee8" style:font-name-asian="Arial Unicode MS2" style:font-size-asian="10pt" style:font-style-asian="italic" style:font-weight-asian="normal" style:font-name-complex="Arial Unicode MS2" style:font-size-complex="10pt" style:font-style-complex="italic" style:font-weight-complex="normal"/>
    </style:style>
    <style:style style:name="T12" style:family="text">
      <style:text-properties fo:color="#5e5e5e" style:text-outline="false" style:font-name="Ubuntu" fo:font-size="10pt" fo:letter-spacing="-0.005cm" fo:font-style="normal" fo:font-weight="normal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13" style:family="text">
      <style:text-properties fo:color="#5e5e5e" style:text-outline="false" style:font-name="Ubuntu" fo:font-size="10pt" fo:letter-spacing="-0.005cm" fo:font-style="normal" fo:font-weight="normal" officeooo:rsid="002a0f83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14" style:family="text">
      <style:text-properties fo:color="#5e5e5e" style:text-outline="false" style:font-name="Ubuntu" fo:font-size="10pt" fo:letter-spacing="-0.005cm" fo:font-style="italic" fo:font-weight="normal" officeooo:rsid="004b8ee8" style:font-name-asian="Arial Unicode MS2" style:font-size-asian="10pt" style:font-style-asian="italic" style:font-weight-asian="normal" style:font-name-complex="Arial Unicode MS2" style:font-size-complex="10pt" style:font-style-complex="italic" style:font-weight-complex="normal"/>
    </style:style>
    <style:style style:name="T15" style:family="text">
      <style:text-properties fo:color="#5e5e5e" style:text-outline="false" style:font-name="Ubuntu" fo:font-size="10pt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16" style:family="text">
      <style:text-properties fo:color="#5e5e5e" style:text-outline="false" style:font-name="Ubuntu" fo:font-size="10pt" fo:letter-spacing="-0.009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17" style:family="text">
      <style:text-properties fo:color="#5e5e5e" style:text-outline="false" style:font-name="Ubuntu" fo:font-size="9pt" fo:letter-spacing="-0.009cm" fo:language="en" fo:country="GB" fo:font-style="normal" fo:font-weight="normal" style:font-name-asian="Arial Unicode MS1" style:font-size-asian="9pt" style:font-style-asian="normal" style:font-weight-asian="normal" style:font-name-complex="Arial Unicode MS1" style:font-size-complex="9pt" style:font-style-complex="normal" style:font-weight-complex="normal"/>
    </style:style>
    <style:style style:name="T18" style:family="text">
      <style:text-properties fo:color="#5e5e5e" style:text-outline="false" style:font-name="Ubuntu" fo:font-size="9pt" fo:letter-spacing="-0.009cm" fo:language="en" fo:country="GB" fo:font-style="normal" style:text-underline-style="none" fo:font-weight="normal" style:font-name-asian="Arial Unicode MS1" style:font-size-asian="9pt" style:font-style-asian="normal" style:font-weight-asian="normal" style:font-name-complex="Arial Unicode MS1" style:font-size-complex="9pt" style:font-style-complex="normal" style:font-weight-complex="normal"/>
    </style:style>
    <style:style style:name="T19" style:family="text">
      <style:text-properties fo:color="#5e5e5e" style:text-outline="false" style:text-position="0% 100%"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20" style:family="text">
      <style:text-properties fo:color="#5e5e5e" style:text-outline="false" style:text-position="0% 100%" style:font-name="Ubuntu" fo:font-size="10pt" fo:letter-spacing="-0.005cm" fo:language="en" fo:country="GB" fo:font-style="normal" fo:font-weight="normal" officeooo:rsid="001b62ec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21" style:family="text">
      <style:text-properties fo:color="#5e5e5e" style:text-outline="false" style:text-position="0% 100%" style:font-name="Ubuntu" fo:font-size="10pt" fo:letter-spacing="-0.007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22" style:family="text">
      <style:text-properties fo:color="#5e5e5e" style:font-name="Ubuntu" fo:font-size="14pt" fo:letter-spacing="-0.005cm" fo:language="en" fo:country="GB" fo:font-style="italic" fo:font-weight="normal" style:font-name-asian="Arial Unicode MS1" style:font-size-asian="14pt" style:font-style-asian="italic" style:font-weight-asian="normal" style:font-name-complex="Arial Unicode MS1" style:font-size-complex="14pt" style:font-style-complex="italic" style:font-weight-complex="normal"/>
    </style:style>
    <style:style style:name="T23" style:family="text">
      <style:text-properties style:font-name="Ubuntu" fo:font-size="26pt" fo:language="en" fo:country="GB" style:font-size-asian="26pt" style:font-name-complex="Avenir Next Condensed Regular" style:font-size-complex="26pt"/>
    </style:style>
    <style:style style:name="T24" style:family="text">
      <style:text-properties style:font-name="Ubuntu" fo:font-size="12pt" fo:letter-spacing="normal" fo:language="en" fo:country="GB" fo:font-weight="bold" style:font-size-asian="12pt" style:font-weight-asian="bold" style:font-name-complex="Calibri" style:font-size-complex="12pt" style:font-weight-complex="bold"/>
    </style:style>
    <style:style style:name="T25" style:family="text">
      <style:text-properties style:font-name="Ubuntu" fo:font-size="12pt" fo:letter-spacing="normal" fo:language="en" fo:country="GB" fo:font-weight="bold" officeooo:rsid="001b62ec" style:font-size-asian="12pt" style:font-weight-asian="bold" style:font-name-complex="Calibri" style:font-size-complex="12pt" style:font-weight-complex="bold"/>
    </style:style>
    <style:style style:name="T26" style:family="text">
      <style:text-properties style:font-name="Ubuntu" fo:letter-spacing="normal" fo:language="en" fo:country="GB" fo:font-style="normal" fo:font-weight="normal" style:font-name-asian="Arial Unicode MS1" style:font-style-asian="normal" style:font-weight-asian="normal" style:font-name-complex="Arial Unicode MS1" style:font-style-complex="normal" style:font-weight-complex="normal"/>
    </style:style>
    <style:style style:name="T27" style:family="text">
      <style:text-properties style:font-name="Ubuntu" fo:font-size="10pt" fo:letter-spacing="normal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28" style:family="text">
      <style:text-properties style:font-name="Ubuntu" fo:font-size="10pt" fo:letter-spacing="0.035cm" fo:language="en" fo:country="GB" fo:font-style="italic" fo:font-weight="normal" style:font-name-asian="Arial Unicode MS1" style:font-size-asian="10pt" style:font-style-asian="italic" style:font-weight-asian="normal" style:font-name-complex="Arial Unicode MS1" style:font-size-complex="10pt" style:font-style-complex="italic" style:font-weight-complex="normal"/>
    </style:style>
    <style:style style:name="T29" style:family="text">
      <style:text-properties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30" style:family="text">
      <style:text-properties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scale="95%"/>
    </style:style>
    <style:style style:name="T31" style:family="text">
      <style:text-properties style:font-name="Ubuntu" fo:font-size="10pt" fo:letter-spacing="-0.005cm" fo:language="en" fo:country="GB" fo:font-style="normal" fo:font-weight="normal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32" style:family="text">
      <style:text-properties style:font-name="Ubuntu" fo:font-size="10pt" fo:letter-spacing="-0.005cm" fo:font-style="normal" fo:font-weight="normal" style:font-name-asian="Arial Unicode MS2" style:font-size-asian="10pt" style:font-style-asian="normal" style:font-weight-asian="normal" style:font-name-complex="Arial Unicode MS2" style:font-size-complex="10pt" style:font-style-complex="normal" style:font-weight-complex="normal"/>
    </style:style>
    <style:style style:name="T33" style:family="text">
      <style:text-properties fo:color="#cccccc" style:text-outline="false" style:text-position="11% 100%" style:font-name="Ubuntu" fo:font-size="14pt" fo:letter-spacing="normal" fo:language="en" fo:country="GB" fo:font-style="italic" fo:font-weight="normal" style:font-name-asian="Arial Unicode MS1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T34" style:family="text">
      <style:text-properties fo:color="#cccccc" style:text-outline="false" style:text-position="13% 100%" style:font-name="Ubuntu" fo:font-size="16pt" fo:letter-spacing="normal" fo:language="en" fo:country="GB" fo:font-style="italic" fo:font-weight="normal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35" style:family="text">
      <style:text-properties fo:color="#cccccc" style:text-outline="false" style:text-position="13% 100%" style:font-name="Ubuntu" fo:font-size="16pt" fo:letter-spacing="normal" fo:language="en" fo:country="GB" fo:font-style="italic" fo:font-weight="normal" style:font-name-asian="Arial Unicode MS1" style:font-size-asian="16pt" style:font-style-asian="italic" style:font-weight-asian="normal" style:font-name-complex="Calibri" style:font-size-complex="16pt" style:font-style-complex="italic" style:font-weight-complex="normal"/>
    </style:style>
    <style:style style:name="T36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5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37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5cm" fo:language="en" fo:country="GB" fo:font-style="normal" style:text-underline-style="none" fo:font-weight="normal" officeooo:rsid="001b62ec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38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5cm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39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7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40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9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41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0pt" fo:letter-spacing="-0.009cm" fo:language="en" fo:country="GB" fo:font-style="normal" style:text-underline-style="none" fo:font-weight="normal" officeooo:rsid="001a3b4f" style:letter-kerning="false" style:font-name-asian="Arial Unicode MS1" style:font-size-asian="10pt" style:language-asian="zh" style:country-asian="CN" style:font-style-asian="normal" style:font-weight-asian="normal" style:font-name-complex="Arial Unicode MS1" style:font-size-complex="10pt" style:language-complex="hi" style:country-complex="IN" style:font-style-complex="normal" style:font-weight-complex="normal" style:text-emphasize="none"/>
    </style:style>
    <style:style style:name="T42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12pt" fo:letter-spacing="-0.007cm" fo:language="en" fo:country="GB" fo:font-style="normal" style:text-underline-style="none" fo:font-weight="bold" style:letter-kerning="false" style:font-name-asian="Arial Unicode MS1" style:font-size-asian="12pt" style:font-style-asian="normal" style:font-weight-asian="bold" style:font-name-complex="Calibri" style:font-size-complex="12pt" style:font-style-complex="normal" style:font-weight-complex="bold" style:text-emphasize="none"/>
    </style:style>
    <style:style style:name="T43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9pt" fo:letter-spacing="-0.009cm" fo:language="en" fo:country="GB" fo:font-style="normal" style:text-underline-style="none" fo:font-weight="normal" style:letter-kerning="fals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/>
    </style:style>
    <style:style style:name="T44" style:family="text">
      <style:text-properties fo:font-variant="normal" fo:text-transform="none" fo:color="#5e5e5e" style:text-outline="false" style:text-line-through-style="none" style:text-line-through-type="none" style:text-position="0% 100%" style:font-name="Ubuntu" fo:font-size="8pt" fo:letter-spacing="-0.009cm" fo:language="en" fo:country="GB" fo:font-style="normal" style:text-underline-style="none" fo:font-weight="normal" style:letter-kerning="false" style:font-name-asian="Arial Unicode MS1" style:font-size-asian="8pt" style:font-style-asian="normal" style:font-weight-asian="normal" style:font-name-complex="Arial Unicode MS1" style:font-size-complex="8pt" style:font-style-complex="normal" style:font-weight-complex="normal" style:text-emphasize="none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2pt" fo:letter-spacing="-0.007cm" fo:language="en" fo:country="GB" fo:font-style="normal" style:text-underline-style="none" fo:font-weight="bold" style:letter-kerning="false" style:font-name-asian="Arial Unicode MS1" style:font-size-asian="12pt" style:font-style-asian="normal" style:font-weight-asian="bold" style:font-name-complex="Calibri" style:font-size-complex="12pt" style:font-style-complex="normal" style:font-weight-complex="bold" style:text-emphasize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2pt" fo:letter-spacing="-0.007cm" fo:language="en" fo:country="GB" fo:font-style="normal" style:text-underline-style="none" fo:font-weight="bold" officeooo:rsid="001a3b4f" style:letter-kerning="false" style:font-name-asian="Arial Unicode MS1" style:font-size-asian="12pt" style:font-style-asian="normal" style:font-weight-asian="bold" style:font-name-complex="Calibri" style:font-size-complex="12pt" style:font-style-complex="normal" style:font-weight-complex="bold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-0.007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-0.007cm" fo:language="en" fo:country="GB" fo:font-style="normal" style:text-underline-style="none" fo:font-weight="normal" officeooo:rsid="001a3b4f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-0.005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-0.009cm" fo:language="en" fo:country="GB" fo:font-style="normal" style:text-underline-style="none" fo:font-weight="bold" style:letter-kerning="false" style:font-name-asian="Arial Unicode MS1" style:font-size-asian="8pt" style:font-style-asian="normal" style:font-weight-asian="bold" style:font-name-complex="Arial Unicode MS1" style:font-size-complex="8pt" style:language-complex="ar" style:country-complex="SA" style:font-style-complex="normal" style:font-weight-complex="bold" style:text-emphasize="none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8pt" fo:letter-spacing="-0.009cm" fo:language="en" fo:country="GB" fo:font-style="normal" style:text-underline-style="none" fo:font-weight="bold" style:letter-kerning="false" style:font-name-asian="Arial Unicode MS1" style:font-size-asian="8pt" style:font-style-asian="normal" style:font-weight-asian="bold" style:font-name-complex="Arial Unicode MS1" style:font-size-complex="8pt" style:font-style-complex="normal" style:font-weight-complex="bold" style:text-emphasize="none"/>
    </style:style>
    <style:style style:name="T5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9pt" fo:letter-spacing="-0.009cm" fo:language="en" fo:country="GB" fo:font-style="normal" style:text-underline-style="none" fo:font-weight="normal" style:letter-kerning="fals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9pt" fo:letter-spacing="-0.009cm" fo:language="en" fo:country="GB" fo:font-style="normal" style:text-underline-style="none" fo:font-weight="normal" officeooo:rsid="001a3b4f" style:letter-kerning="false" style:font-name-asian="Arial Unicode MS1" style:font-size-asian="9pt" style:font-style-asian="normal" style:font-weight-asian="normal" style:font-name-complex="Arial Unicode MS1" style:font-size-complex="9pt" style:font-style-complex="normal" style:font-weight-complex="normal" style:text-emphasize="none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9pt" fo:letter-spacing="-0.009cm" fo:language="en" fo:country="GB" fo:font-style="normal" style:text-underline-style="none" fo:font-weight="normal" officeooo:rsid="001a3b4f" style:letter-kerning="false" style:font-name-asian="Arial Unicode MS1" style:font-size-asian="9pt" style:language-asian="zh" style:country-asian="CN" style:font-style-asian="normal" style:font-weight-asian="normal" style:font-name-complex="Arial Unicode MS1" style:font-size-complex="9pt" style:language-complex="hi" style:country-complex="IN" style:font-style-complex="normal" style:font-weight-complex="normal" style:text-emphasize="none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-0.007cm" fo:language="en" fo:country="GB" fo:font-style="normal" style:text-underline-style="none" fo:font-weight="normal" style:letter-kerning="false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 style:text-emphasize="none"/>
    </style:style>
    <style:style style:name="T56" style:family="text">
      <style:text-properties style:text-position="0% 100%" style:font-name="Ubuntu" fo:font-size="12pt" fo:letter-spacing="-0.007cm" fo:language="en" fo:country="GB" fo:font-weight="bold" style:font-size-asian="12pt" style:font-weight-asian="bold" style:font-name-complex="Calibri" style:font-size-complex="12pt" style:font-weight-complex="bold"/>
    </style:style>
    <style:style style:name="T57" style:family="text">
      <style:text-properties style:text-position="0% 100%" style:font-name="Ubuntu" fo:font-size="12pt" fo:letter-spacing="-0.007cm" fo:language="en" fo:country="GB" fo:font-weight="bold" officeooo:rsid="001b62ec" style:font-size-asian="12pt" style:font-weight-asian="bold" style:font-name-complex="Calibri" style:font-size-complex="12pt" style:font-weight-complex="bold"/>
    </style:style>
    <style:style style:name="T58" style:family="text">
      <style:text-properties style:text-position="0% 100%" style:font-name="Ubuntu" fo:font-size="12pt" fo:font-weight="bold" style:font-size-asian="12pt" style:font-weight-asian="bold" style:font-size-complex="12pt" style:font-weight-complex="bold"/>
    </style:style>
    <style:style style:name="T59" style:family="text">
      <style:text-properties style:text-position="0% 100%" style:font-name="Ubuntu" fo:font-size="10pt" fo:letter-spacing="-0.007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60" style:family="text">
      <style:text-properties style:text-position="0% 100%" style:font-name="Ubuntu" fo:font-size="11pt" fo:font-weight="bold" style:font-size-asian="11pt" style:font-weight-asian="bold" style:font-weight-complex="bold"/>
    </style:style>
    <style:style style:name="T61" style:family="text">
      <style:text-properties style:use-window-font-color="true" style:text-outline="false" style:text-position="0% 100%" style:font-name="Ubuntu" fo:font-size="10pt" fo:letter-spacing="-0.007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62" style:family="text">
      <style:text-properties fo:color="#000000" style:text-outline="false" style:font-name="Ubuntu" fo:font-size="10pt" fo:letter-spacing="-0.005cm" fo:language="en" fo:country="GB" fo:font-style="normal" fo:font-weight="normal" style:font-name-asian="Arial Unicode MS1" style:font-size-asian="10pt" style:font-style-asian="normal" style:font-weight-asian="normal" style:font-name-complex="Arial Unicode MS1" style:font-size-complex="10pt" style:font-style-complex="normal" style:font-weight-complex="normal"/>
    </style:style>
    <style:style style:name="T63" style:family="text">
      <style:text-properties fo:color="#000000" style:text-outline="false" style:font-name="Ubuntu" fo:font-size="9pt" fo:letter-spacing="-0.009cm" fo:language="en" fo:country="GB" fo:font-style="normal" fo:font-weight="bold" style:font-name-asian="Arial Unicode MS1" style:font-size-asian="9pt" style:font-style-asian="normal" style:font-weight-asian="bold" style:font-name-complex="Arial Unicode MS1" style:font-size-complex="9pt" style:font-style-complex="normal" style:font-weight-complex="bold"/>
    </style:style>
    <style:style style:name="T64" style:family="text">
      <style:text-properties fo:color="#000000" style:text-outline="false" style:font-name="Ubuntu" fo:font-size="8pt" fo:letter-spacing="-0.009cm" fo:language="en" fo:country="GB" fo:font-style="normal" fo:font-weight="bold" style:font-name-asian="Arial Unicode MS1" style:font-size-asian="8pt" style:font-style-asian="normal" style:font-weight-asian="bold" style:font-name-complex="Arial Unicode MS1" style:font-size-complex="8pt" style:font-style-complex="normal" style:font-weight-complex="bold"/>
    </style:style>
    <style:style style:name="T65" style:family="text">
      <style:text-properties fo:color="#000000" style:text-outline="false" style:font-name="Ubuntu" fo:font-size="8pt" fo:letter-spacing="-0.009cm" fo:language="en" fo:country="GB" fo:font-style="normal" fo:font-weight="bold" style:font-name-asian="Arial Unicode MS1" style:font-size-asian="8pt" style:font-style-asian="normal" style:font-weight-asian="bold" style:font-name-complex="Arial Unicode MS1" style:font-size-complex="8pt" style:language-complex="ar" style:country-complex="SA" style:font-style-complex="normal" style:font-weight-complex="bold"/>
    </style:style>
    <style:style style:name="T66" style:family="text">
      <style:text-properties fo:color="#000000" style:text-outline="false" style:font-name="Ubuntu" fo:font-size="8pt" fo:letter-spacing="-0.009cm" fo:language="en" fo:country="GB" fo:font-style="normal" fo:font-weight="normal" style:font-name-asian="Arial Unicode MS1" style:font-size-asian="8pt" style:font-style-asian="normal" style:font-weight-asian="normal" style:font-name-complex="Arial Unicode MS1" style:font-size-complex="8pt" style:font-style-complex="normal" style:font-weight-complex="normal"/>
    </style:style>
    <style:style style:name="T67" style:family="text">
      <style:text-properties officeooo:rsid="001a3b4f"/>
    </style:style>
    <style:style style:name="gr1" style:family="graphic" style:parent-style-name="Frame">
      <style:graphic-properties draw:stroke="none" svg:stroke-width="0cm" draw:fill="solid" draw:fill-color="#ffffff" draw:opacity="0%" draw:textarea-vertical-align="top" draw:auto-grow-height="false" fo:min-height="2.129cm" fo:min-width="19.182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d0dce8" draw:textarea-vertical-align="top" draw:auto-grow-height="false" fo:min-height="2.279cm" fo:min-width="20.835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solid" draw:fill-color="#ffffff" draw:opacity="0%" draw:textarea-vertical-align="top" draw:auto-grow-height="false" fo:min-height="1.088cm" fo:min-width="17.577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solid" draw:fill-color="#ffffff" draw:opacity="0%" draw:textarea-vertical-align="top" draw:auto-grow-height="false" fo:min-height="15.983cm" fo:min-width="3.586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solid" draw:fill-color="#ffffff" draw:opacity="0%" draw:textarea-vertical-align="top" draw:auto-grow-height="false" fo:min-height="8.976cm" fo:min-width="2.972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solid" draw:fill-color="#ffffff" draw:opacity="0%" draw:textarea-vertical-align="top" draw:auto-grow-height="false" fo:min-height="23.841cm" fo:min-width="19.486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solid" draw:fill-color="#ffffff" draw:opacity="0%" draw:textarea-vertical-align="top" draw:auto-grow-height="false" fo:min-height="1.122cm" fo:min-width="11.583cm" fo:padding-top="0.143cm" fo:padding-bottom="0.143cm" fo:padding-left="0.143cm" fo:padding-right="0.143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1" draw:name="Frame6" draw:style-name="gr6" draw:text-style-name="P34" svg:width="19.77cm" svg:height="24.125cm" svg:x="0.63cm" svg:y="5.039cm">
        <text:p text:style-name="P15"><text:span text:style-name="T2">Education </text:span><text:span text:style-name="T34">_____________________________________________________________</text:span></text:p>
        <text:list xml:id="list357822895" text:style-name="WWNum1">
          <text:list-item>
            <text:p text:style-name="P17"><text:span text:style-name="T24">M</text:span><text:span text:style-name="T25">Res</text:span><text:span text:style-name="T26"> </text:span><text:span text:style-name="T27">(Master Recherche)</text:span><text:span text:style-name="T26"> </text:span><text:span text:style-name="T27">- Social Sciences<text:line-break/></text:span><text:span text:style-name="T5">Paris Nanterre University (Paris X)</text:span><text:span text:style-name="T6"><text:line-break/>- Advanced Technology in the Humanities and Social Sciences, Text Data Mining / Text Analytics </text:span><text:span text:style-name="T8">(R) </text:span><text:span text:style-name="T6">/ </text:span><text:span text:style-name="T8">Topic Modeling</text:span><text:span text:style-name="T6"><text:line-break/>- M</text:span><text:span text:style-name="T37">Res</text:span><text:span text:style-name="T6"> Thesis : "Water in texts of the Scientific Missions of C19th : Traditional &amp; Computational source analysis"</text:span></text:p>
          </text:list-item>
        </text:list>
        <text:list xml:id="list1490059563" text:style-name="WWNum2">
          <text:list-item>
            <text:p text:style-name="P22"><text:span text:style-name="T24">BA</text:span><text:span text:style-name="T27"> (Licence) - Science-Technology-Society<text:line-break/></text:span><text:span text:style-name="T5">Paris Sorbonne University (Paris IV)</text:span></text:p>
          </text:list-item>
        </text:list>
        <text:list xml:id="list3738407888" text:style-name="WWNum3">
          <text:list-item>
            <text:p text:style-name="P23"><text:span text:style-name="T24">Integrated MEng </text:span><text:span text:style-name="T27">(5-year, </text:span><text:span text:style-name="T28">Díploma</text:span><text:span text:style-name="T27">) - Applied Physics<text:line-break/></text:span><text:span text:style-name="T5">National Technical University of Athens (NTUA)</text:span><text:span text:style-name="T6"><text:line-break/>- MEng Thesis: "Evaluation and modelling of Greek industry and natural resources during 19th century"</text:span></text:p>
          </text:list-item>
        </text:list>
        <text:p text:style-name="P25"><text:span text:style-name="T3">Work Experience </text:span><text:span text:style-name="T34">________________________________________________________</text:span></text:p>
        <text:list xml:id="list3855867240" text:style-name="WWNum5">
          <text:list-item>
            <text:p text:style-name="P18"><text:span text:style-name="T56">Physics </text:span><text:span text:style-name="T57">&amp; Mathematics</text:span><text:span text:style-name="T56"> Tutor<text:line-break/></text:span><text:span text:style-name="T19">- Courses: </text:span><text:span text:style-name="T20">(Advanced) P</text:span><text:span text:style-name="T19">hysics, </text:span><text:span text:style-name="T20">(Advanced) </text:span><text:span text:style-name="T19">Mathematics, <text:s/>Statistics and Probabilities<text:line-break/>- Adept at explaining complex mathematical and physics related concepts in a number of <text:line-break/>clear and accessible ways to a variety of student and academic audiences</text:span></text:p>
          </text:list-item>
          <text:list-item>
            <text:p text:style-name="P26"><text:span text:style-name="T45">Census Head Field Officer<text:line-break/></text:span><text:span text:style-name="T36">Work as part of a team visiting people’s homes to update the census and meeting daily quotas |<text:line-break/>Understand and explain to the team of field officers the operation of their digital equipment and <text:line-break/>tasks | Immediate field support (in person or over the phone) for digital issues</text:span></text:p>
          </text:list-item>
          <text:list-item>
            <text:p text:style-name="P26"><text:span text:style-name="T45">Office Administrator <text:line-break/></text:span><text:span text:style-name="T36">Coordinate office activities and operations to ensure efficiency and compliance with company <text:line-break/>policies and procurement-supply needs | Create and update records and databases with personnel,<text:line-break/>financial and other data</text:span></text:p>
          </text:list-item>
          <text:list-item>
            <text:p text:style-name="P26"><text:span text:style-name="T45">Digital Archivist Intern</text:span><text:span text:style-name="T36"><text:line-break/>Test computational analysis and/or digital processing software and standards for potential use and<text:line-break/>integration with company’s libraries’ existing platforms</text:span></text:p>
          </text:list-item>
          <text:list-item>
            <text:p text:style-name="P27"><text:span text:style-name="T45">Hotel Head Receptionist / </text:span><text:span text:style-name="T46">Concierge</text:span><text:span text:style-name="T45"><text:line-break/></text:span><text:span text:style-name="T36">Lead the reception team | Maintain statistical and financial records | Front Office Reception<text:line-break/>Reservations | Call centre | Property Management Software</text:span></text:p>
          </text:list-item>
          <text:list-item>
            <text:p text:style-name="P26"><text:span text:style-name="T45">Physics and Technological Applications Intern</text:span><text:span text:style-name="T42"><text:line-break/></text:span><text:span text:style-name="T36">Parametric study of the Germanium detectors background, which is produced by the radiations<text:line-break/>emitted from the analysed sample, using Monte Carlo simulation technique</text:span></text:p>
          </text:list-item>
          <text:list-item>
            <text:p text:style-name="P26"><text:span text:style-name="T58">Information Systems Jr Manager</text:span><text:span text:style-name="T60"><text:line-break/></text:span><text:span text:style-name="T38">Customers, venues, and shows DB management</text:span><text:span text:style-name="T43"> | </text:span><text:span text:style-name="T38">Ticketing system debugging and maintenance</text:span></text:p>
          </text:list-item>
        </text:list>
        <text:p text:style-name="P24"><text:span text:style-name="T4">Skills</text:span><text:span text:style-name="T33"> </text:span><text:span text:style-name="T35">_________________________________________________________________</text:span></text:p>
        <text:list xml:id="list2564149943" text:style-name="WWNum4">
          <text:list-item>
            <text:p text:style-name="P19"><text:span text:style-name="T61">English</text:span><text:span text:style-name="T21">: full professional proficiency, </text:span><text:span text:style-name="T55">French</text:span><text:span text:style-name="T21">: full working proficiency, </text:span><text:span text:style-name="T55">Greek</text:span><text:span text:style-name="T21">: native</text:span></text:p>
          </text:list-item>
          <text:list-item>
            <text:p text:style-name="P11"><text:span text:style-name="T39">S</text:span><text:span text:style-name="T21">killed in: </text:span><text:span text:style-name="T47">Python, R, Jupyter, </text:span><text:span text:style-name="T48">GNU/Linux, HTML/CSS</text:span></text:p>
          </text:list-item>
          <text:list-item>
            <text:p text:style-name="P11"><text:span text:style-name="T21">Excellent </text:span><text:span text:style-name="T59">analytical</text:span><text:span text:style-name="T21"> and </text:span><text:span text:style-name="T59">data-driven problem solving skills</text:span></text:p>
          </text:list-item>
          <text:list-item>
            <text:p text:style-name="P11"><text:span text:style-name="T21">Fast learner with inherent curiosity and strong desire to affect business outcomes</text:span></text:p>
          </text:list-item>
        </text:list>
        <text:p text:style-name="P24"><text:span text:style-name="T22">Certifications </text:span><text:span text:style-name="T35">___________________________________________________________</text:span></text:p>
        <text:list xml:id="list151329977325132" text:continue-list="list3855867240" text:style-name="WWNum5">
          <text:list-item>
            <text:p text:style-name="P21"><text:span text:style-name="T31">“Software for the Visualization of the significance of Receiver Operating Characteristics based on confidence ellipses”,<text:line-break/></text:span><text:span text:style-name="T9">Computer Physics Communications </text:span><text:span text:style-name="T10">(</text:span><text:span text:style-name="T11">in press</text:span><text:span text:style-name="T9">)</text:span></text:p>
          </text:list-item>
          <text:list-item>
            <text:p text:style-name="P16"><text:span text:style-name="T30">Data Science Specialisation </text:span><text:span text:style-name="T7">(Johns Hopkins University)</text:span></text:p>
          </text:list-item>
          <text:list-item>
            <text:p text:style-name="P12"><text:span text:style-name="T62">Statistics and Machine Learning Specialisation</text:span><text:span text:style-name="T6"> (Johns Hopkins University)</text:span></text:p>
          </text:list-item>
          <text:list-item>
            <text:p text:style-name="P2"><text:span text:style-name="T49">Data Science Professional Certificate</text:span><text:span text:style-name="T6"> (</text:span><text:span text:style-name="T36">IBM</text:span><text:span text:style-name="T6">)</text:span></text:p>
          </text:list-item>
        </text:list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text:p text:style-name="P33"><draw:custom-shape text:anchor-type="paragraph" draw:z-index="5" draw:name="Shape1" draw:style-name="gr2" draw:text-style-name="P35" svg:width="21.335cm" svg:height="2.528cm" svg:x="-2cm" svg:y="0.7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Frame1" draw:style-name="gr7" draw:text-style-name="P34" svg:width="11.868cm" svg:height="1.407cm" svg:x="2.478cm" svg:y="-1.431cm"><text:p text:style-name="P1"><text:span text:style-name="T1">George</text:span><text:span text:style-name="T23"> TSAGIANNIS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Frame7" draw:style-name="gr5" draw:text-style-name="P34" svg:width="3.257cm" svg:height="9.261cm" svg:x="14.73cm" svg:y="2.559cm"><text:p text:style-name="P29"/><text:p text:style-name="P28"><text:span text:style-name="T15">2019</text:span></text:p><text:p text:style-name="P3"/><text:p text:style-name="P3"/><text:p text:style-name="P4"/><text:p text:style-name="P7"><text:span text:style-name="T15">2014</text:span></text:p><text:p text:style-name="P3"/><text:p text:style-name="P4"/><text:p text:style-name="P7"><text:span text:style-name="T15">2013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Frame2" draw:style-name="gr3" draw:text-style-name="P34" svg:width="17.862cm" svg:height="1.373cm" svg:x="-0.4cm" svg:y="-0.3cm"><text:p text:style-name="P31"><text:span text:style-name="T43">London</text:span><text:span text:style-name="T17">, </text:span><text:span text:style-name="T43">UK</text:span><text:span text:style-name="T17"> | +44 74 70 65 63 </text:span><text:span text:style-name="T18">86<text:line-break/>linkedin.com/in/gtsagiannis | g</text:span><text:span text:style-name="T17">tsagiannis@gmail.com | <text:s/>github.com/gtsa <text:s/>| <text:s/>rpubs.com/geotsa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Frame3" draw:style-name="gr1" draw:text-style-name="P34" svg:width="19.467cm" svg:height="2.414cm" svg:x="0.801cm" svg:y="2.641cm"><text:p text:style-name="P32"><text:span text:style-name="Hyperlink.0"><text:span text:style-name="T52">A curious and creative professional that, during his career and life path in different fields and countries, has proven and enhanced his ability to adapt, and his analytical and problem-solving skills. A versatile self-starter with a constant desire to experiment, learn and have a positive impact on people’s daily lives. I am a fast-learner and team-player with a passion for technology, <text:s text:c="2"/>the various aspects, applications and tools of which I have sought to apply in my previous experiences. An excellent communicator, both a specialist and a simplifier, I'm ready to make a career change in order to apply my skills and passion in </text:span></text:span><text:span text:style-name="Hyperlink.0"><text:span text:style-name="T54">technology and coding</text:span></text:span><text:span text:style-name="Hyperlink.0"><text:span text:style-name="T52">.</text:span>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Frame18" draw:style-name="gr4" draw:text-style-name="P34" svg:width="3.871cm" svg:height="16.267cm" svg:x="14.046cm" svg:y="9.677cm"><text:p text:style-name="P20"><text:span text:style-name="T40">Jan 2004 - Jun 2022</text:span></text:p><text:p text:style-name="P13"><text:span text:style-name="T63">Freelancer</text:span></text:p><text:p text:style-name="P13"><text:span text:style-name="T17">UK, France, Greece</text:span></text:p><text:p text:style-name="P5"/><text:p text:style-name="P13"><text:span text:style-name="T40">Feb 2021 - Jun 2021</text:span></text:p><text:p text:style-name="P13"><text:span text:style-name="T64">Office of National Statistics</text:span></text:p><text:p text:style-name="P13"><text:span text:style-name="T44">London, UK</text:span></text:p><text:p text:style-name="P6"/><text:p text:style-name="P13"><text:span text:style-name="T16">Feb 2020 - </text:span><text:span text:style-name="T40">Sep</text:span><text:span text:style-name="T16"> 20</text:span><text:span text:style-name="T40">20</text:span></text:p><text:p text:style-name="P13"><text:span text:style-name="T64">Le Montmartre Catering<text:line-break/></text:span><text:span text:style-name="T44">London</text:span><text:span text:style-name="T16">, </text:span><text:span text:style-name="T44">UK</text:span></text:p><text:p text:style-name="P8"/><text:p text:style-name="P13"><text:span text:style-name="T16">Sep 2018 - Jan 2019</text:span></text:p><text:p text:style-name="P13"><text:span text:style-name="T50">IFOP</text:span><text:span text:style-name="T66"> </text:span></text:p><text:p text:style-name="P13"><text:span text:style-name="T44">Paris, France</text:span></text:p><text:p text:style-name="P30"/><text:p text:style-name="P13"><text:span text:style-name="T16">Oct 2013 – </text:span><text:span text:style-name="T41">Jul 2017</text:span></text:p><text:p text:style-name="P13"><text:span text:style-name="T64">Maranatha Synergie Hôtelière </text:span><text:span text:style-name="T66"><text:s/></text:span></text:p><text:p text:style-name="P13"><text:span text:style-name="T44">Paris, France</text:span></text:p><text:p text:style-name="P9"/><text:p text:style-name="P13"><text:span text:style-name="T16">Sep 2012 - Jan 2013</text:span></text:p><text:p text:style-name="P13"><text:span text:style-name="T65">NRSPCS </text:span><text:span text:style-name="T64">Demokritos</text:span><text:span text:style-name="T66"> </text:span></text:p><text:p text:style-name="P13"><text:span text:style-name="T44">Athens, Greece</text:span></text:p><text:p text:style-name="P10"/><text:p text:style-name="P14"><text:span text:style-name="T40">Sep 2007 - Sep 2011<text:line-break/></text:span><text:span text:style-name="T51">TicketNet.Gr <text:s/></text:span></text:p><text:p text:style-name="P14"><text:span text:style-name="T44">Athens, Greec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 Unicode MS2" svg:font-family="'Arial Unicode MS', 'Arial Unicode MS'" style:font-family-generic="swiss"/>
    <style:font-face style:name="Liberation Serif1" svg:font-family="'Liberation Serif'" style:font-adornments="Regular" style:font-pitch="variable"/>
    <style:font-face style:name="Ubuntu1" svg:font-family="Ubuntu" style:font-pitch="variable"/>
    <style:font-face style:name="Arial Unicode MS" svg:font-family="'Arial Unicode MS', 'Arial Unicode MS'" style:font-family-generic="roman" style:font-pitch="variable"/>
    <style:font-face style:name="Helvetica Neue" svg:font-family="'Helvetica Neue', 'Helvetica Neue'" style:font-family-generic="roman" style:font-pitch="variable"/>
    <style:font-face style:name="Helvetica" svg:font-family="Helvetica, Helvetic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, 'Times New Roman'" style:font-family-generic="roman" style:font-pitch="variable"/>
    <style:font-face style:name="Ubuntu" svg:font-family="Ubuntu" style:font-family-generic="roman" style:font-pitch="variable"/>
    <style:font-face style:name="Arial Unicode MS1" svg:font-family="'Arial Unicode MS', 'Arial Unicode MS'" style:font-family-generic="system" style:font-pitch="variable"/>
    <style:font-face style:name="Avenir Next Condensed Regular" svg:font-family="'Avenir Next Condensed Regular', 'Avenir Next Condensed Regular'" style:font-family-generic="system" style:font-pitch="variable"/>
    <style:font-face style:name="Calibri" svg:font-family="Calibri, Calibri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, 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0pt" fo:language="en" fo:country="GB" style:letter-kerning="fals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, 'Times New Roman'" style:font-family-generic="roman" style:font-pitch="variable" fo:font-size="12pt" fo:language="en" fo:country="GB" style:font-name-asian="Times New Roman1" style:font-family-asian="'Times New Roman', 'Times New Roman'" style:font-family-generic-asian="system" style:font-pitch-asian="variable" style:font-size-asian="12pt" style:language-asian="zh" style:country-asian="CN" style:font-name-complex="Times New Roman1" style:font-family-complex="'Times New Roman', 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Body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" fo:font-family="'Helvetica Neue', 'Helvetica Neue'" style:font-family-generic="roman" style:font-pitch="variable" fo:font-size="11pt" fo:letter-spacing="normal" fo:language="en" fo:country="GB" fo:font-style="normal" style:text-underline-style="none" fo:font-weight="normal" style:letter-kerning="false" style:font-name-asian="Arial Unicode MS1" style:font-family-asian="'Arial Unicode MS', 'Arial Unicode MS'" style:font-family-generic-asian="system" style:font-pitch-asian="variable" style:font-size-asian="11pt" style:language-asian="zh" style:country-asian="CN" style:font-style-asian="normal" style:font-weight-asian="normal" style:font-name-complex="Arial Unicode MS1" style:font-family-complex="'Arial Unicode MS', 'Arial Unicode MS'" style:font-family-generic-complex="system" style:font-pitch-complex="variable" style:font-size-complex="11pt" style:language-complex="hi" style:country-complex="IN" style:font-style-complex="normal" style:font-weight-complex="normal" style:text-emphasize="none" fo:hyphenate="true" fo:hyphenation-remain-char-count="2" fo:hyphenation-push-char-count="2" loext:hyphenation-no-caps="false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sub 58%" fo:letter-spacing="normal" style:letter-kerning="false" style:font-name-complex="Arial Unicode MS1" style:font-family-complex="'Arial Unicode MS', 'Arial Unicode MS'" style:font-family-generic-complex="system" style:font-pitch-complex="variable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, 'Arial Unicode MS'" style:font-family-generic="roman" style:font-pitch="variable" fo:font-size="6pt" fo:letter-spacing="normal" style:letter-kerning="false" style:font-name-asian="Arial Unicode MS1" style:font-family-asian="'Arial Unicode MS', 'Arial Unicode MS'" style:font-family-generic-asian="system" style:font-pitch-asian="variable" style:font-size-asian="6pt" style:font-name-complex="Arial Unicode MS1" style:font-family-complex="'Arial Unicode MS', 'Arial Unicode MS'" style:font-family-generic-complex="system" style:font-pitch-complex="variable" style:font-size-complex="6pt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, 'Arial Unicode MS'" style:font-family-generic="roman" style:font-pitch="variable" fo:font-size="6pt" fo:letter-spacing="normal" style:letter-kerning="false" style:font-name-asian="Arial Unicode MS1" style:font-family-asian="'Arial Unicode MS', 'Arial Unicode MS'" style:font-family-generic-asian="system" style:font-pitch-asian="variable" style:font-size-asian="6pt" style:font-name-complex="Arial Unicode MS1" style:font-family-complex="'Arial Unicode MS', 'Arial Unicode MS'" style:font-family-generic-complex="system" style:font-pitch-complex="variable" style:font-size-complex="6pt" style:text-emphasize="none" style:text-scale="100%"/>
    </style:style>
    <style:style style:name="WW8Num4z0" style:family="text">
      <style:text-properties fo:font-variant="normal" fo:text-transform="none" style:text-outline="false" style:text-line-through-style="none" style:text-line-through-type="none" style:text-position="0% 100%" fo:font-size="6pt" fo:letter-spacing="normal" style:letter-kerning="false" style:font-size-asian="6pt" style:font-name-complex="Arial Unicode MS1" style:font-family-complex="'Arial Unicode MS', 'Arial Unicode MS'" style:font-family-generic-complex="system" style:font-pitch-complex="variable" style:font-size-complex="6pt" style:text-emphasize="none" style:text-scale="100%"/>
    </style:style>
    <style:style style:name="WW8Num5z0" style:family="text">
      <style:text-properties fo:font-variant="normal" fo:text-transform="none" style:text-outline="false" style:text-line-through-style="none" style:text-line-through-type="none" style:text-position="0% 100%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5z1" style:family="text">
      <style:text-properties fo:font-variant="normal" fo:text-transform="none" style:text-outline="false" style:text-line-through-style="none" style:text-line-through-type="none" style:text-position="sub 58%" fo:letter-spacing="normal" style:letter-kerning="false" style:font-name-complex="Arial Unicode MS1" style:font-family-complex="'Arial Unicode MS', 'Arial Unicode MS'" style:font-family-generic-complex="system" style:font-pitch-complex="variable" style:text-emphasize="none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6z1" style:family="text">
      <style:text-properties fo:font-variant="normal" fo:text-transform="none" style:text-outline="false" style:text-line-through-style="none" style:text-line-through-type="none" style:text-position="sub 58%" fo:letter-spacing="normal" style:letter-kerning="false" style:font-name-complex="Arial Unicode MS1" style:font-family-complex="'Arial Unicode MS', 'Arial Unicode MS'" style:font-family-generic-complex="system" style:font-pitch-complex="variable" style:text-emphasize="none" style:text-scale="100%"/>
    </style:style>
    <style:style style:name="WW8Num7z0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, Helvetica" style:font-family-generic="roman" style:font-pitch="variable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8z0" style:family="text">
      <style:text-properties fo:font-variant="normal" fo:text-transform="none" fo:color="#5e5e5e" style:text-outline="false" style:text-line-through-style="none" style:text-line-through-type="none" style:text-position="0% 100%" style:font-name="Helvetica" fo:font-family="Helvetica, Helvetica" style:font-family-generic="roman" style:font-pitch="variable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8z1" style:family="text">
      <style:text-properties fo:font-variant="normal" fo:text-transform="none" style:text-outline="false" style:text-line-through-style="none" style:text-line-through-type="none" style:text-position="sub 58%" fo:letter-spacing="normal" style:letter-kerning="false" style:font-name-complex="Arial Unicode MS1" style:font-family-complex="'Arial Unicode MS', 'Arial Unicode MS'" style:font-family-generic-complex="system" style:font-pitch-complex="variable" style:text-emphasize="none" style:text-scale="100%"/>
    </style:style>
    <style:style style:name="WW8Num9z0" style:family="text">
      <style:text-properties fo:font-variant="normal" fo:text-transform="none" style:text-outline="false" style:text-line-through-style="none" style:text-line-through-type="none" style:text-position="0% 100%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9z1" style:family="text">
      <style:text-properties fo:font-variant="normal" fo:text-transform="none" style:text-outline="false" style:text-line-through-style="none" style:text-line-through-type="none" style:text-position="sub 58%" fo:letter-spacing="normal" style:letter-kerning="false" style:font-name-complex="Arial Unicode MS1" style:font-family-complex="'Arial Unicode MS', 'Arial Unicode MS'" style:font-family-generic-complex="system" style:font-pitch-complex="variable" style:text-emphasize="none" style:text-scale="100%"/>
    </style:style>
    <style:style style:name="WW8Num10z0" style:family="text">
      <style:text-properties fo:font-variant="normal" fo:text-transform="none" style:text-outline="false" style:text-line-through-style="none" style:text-line-through-type="none" style:text-position="0% 100%" style:font-name="Helvetica" fo:font-family="Helvetica, Helvetica" style:font-family-generic="roman" style:font-pitch="variable" fo:font-size="5pt" fo:letter-spacing="normal" style:letter-kerning="false" style:font-size-asian="5pt" style:font-name-complex="Arial Unicode MS1" style:font-family-complex="'Arial Unicode MS', 'Arial Unicode MS'" style:font-family-generic-complex="system" style:font-pitch-complex="variable" style:font-size-complex="5pt" style:text-emphasize="none" style:text-scale="100%"/>
    </style:style>
    <style:style style:name="WW8NumSt8z0" style:family="text">
      <style:text-properties fo:font-variant="normal" fo:text-transform="none" style:text-outline="false" style:text-line-through-style="none" style:text-line-through-type="none" style:text-position="0% 100%" fo:font-size="5pt" fo:letter-spacing="normal" fo:font-weight="bold" style:letter-kerning="false" style:font-size-asian="5pt" style:font-weight-asian="bold" style:font-name-complex="Arial Unicode MS1" style:font-family-complex="'Arial Unicode MS', 'Arial Unicode MS'" style:font-family-generic-complex="system" style:font-pitch-complex="variable" style:font-size-complex="5pt" style:font-weight-complex="bold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nk" style:family="text">
      <style:text-properties style:text-underline-style="solid" style:text-underline-width="auto" style:text-underline-color="font-color"/>
    </style:style>
    <style:style style:name="Hyperlink.0" style:family="text" style:parent-style-name="Link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Liberation Serif2" style:font-family-complex="'Liberation Serif'" style:font-family-generic-complex="system" style:font-pitch-complex="variable"/>
    </style:style>
    <style:style style:name="ListLabel_20_2" style:display-name="ListLabel 2" style:family="text">
      <style:text-properties style:font-name-complex="Liberation Serif2" style:font-family-complex="'Liberation Serif'" style:font-family-generic-complex="system" style:font-pitch-complex="variable"/>
    </style:style>
    <style:style style:name="ListLabel_20_3" style:display-name="ListLabel 3" style:family="text">
      <style:text-properties style:font-name-complex="Liberation Serif2" style:font-family-complex="'Liberation Serif'" style:font-family-generic-complex="system" style:font-pitch-complex="variable"/>
    </style:style>
    <style:style style:name="ListLabel_20_4" style:display-name="ListLabel 4" style:family="text">
      <style:text-properties style:font-name-complex="Liberation Serif2" style:font-family-complex="'Liberation Serif'" style:font-family-generic-complex="system" style:font-pitch-complex="variable"/>
    </style:style>
    <style:style style:name="ListLabel_20_5" style:display-name="ListLabel 5" style:family="text">
      <style:text-properties style:font-name-complex="Liberation Serif2" style:font-family-complex="'Liberation Serif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text:list-tab-stop-position="0.319cm" fo:text-indent="-0.319cm" fo:margin-left="0.319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 text:list-tab-stop-position="0.319cm" fo:text-indent="-0.319cm" fo:margin-left="0.319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 text:list-tab-stop-position="0.319cm" fo:text-indent="-0.319cm" fo:margin-left="0.319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 text:list-tab-stop-position="0.289cm" fo:text-indent="-0.289cm" fo:margin-left="0.289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text:bullet-char="•">
        <style:list-level-properties text:list-level-position-and-space-mode="label-alignment">
          <style:list-level-label-alignment text:label-followed-by="listtab" text:list-tab-stop-position="0.289cm" fo:text-indent="-0.289cm" fo:margin-left="0.289cm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5cm" fo:margin-bottom="1.499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GB</dc:language>
    <dc:date>2022-08-12T15:13:29.320285161</dc:date>
    <meta:editing-cycles>28</meta:editing-cycles>
    <meta:editing-duration>P1DT1H18M4S</meta:editing-duration>
    <meta:generator>LibreOffice/6.4.7.2$Linux_X86_64 LibreOffice_project/40$Build-2</meta:generator>
    <meta:document-statistic meta:table-count="0" meta:image-count="0" meta:object-count="0" meta:page-count="1" meta:paragraph-count="47" meta:word-count="594" meta:character-count="4174" meta:non-whitespace-character-count="3628"/>
  </office:meta>
</office:document-meta>
</file>